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Palatino Linotype" svg:font-family="'Palatino Linotyp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表格1" style:family="table">
      <style:table-properties style:width="10.239cm" table:align="center"/>
    </style:style>
    <style:style style:name="表格1.A" style:family="table-column">
      <style:table-column-properties style:column-width="2.559cm"/>
    </style:style>
    <style:style style:name="表格1.D" style:family="table-column">
      <style:table-column-properties style:column-width="2.561cm"/>
    </style:style>
    <style:style style:name="表格1.A1" style:family="table-cell">
      <style:table-cell-properties style:vertical-align="middle" fo:padding="0.097cm" fo:border-left="0.05pt solid #000000" fo:border-right="none" fo:border-top="0.05pt solid #000000" fo:border-bottom="0.05pt solid #000000"/>
    </style:style>
    <style:style style:name="表格1.D1" style:family="table-cell">
      <style:table-cell-properties style:vertical-align="middle"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D2" style:family="table-cell">
      <style:table-cell-properties style:vertical-align="middle" fo:padding="0.097cm" fo:border-left="0.05pt solid #000000" fo:border-right="0.05pt solid #000000" fo:border-top="none" fo:border-bottom="0.05pt solid #000000"/>
    </style:style>
    <style:style style:name="表格1.3" style:family="table-row">
      <style:table-row-properties style:min-row-height="0.725cm"/>
    </style:style>
    <style:style style:name="表格1.A3" style:family="table-cell">
      <style:table-cell-properties style:vertical-align="middle" fo:background-color="transparent" fo:padding="0.097cm" fo:border-left="0.05pt solid #000000" fo:border-right="none" fo:border-top="none" fo:border-bottom="0.05pt solid #000000" style:writing-mode="tb-rl">
        <style:background-image/>
      </style:table-cell-properties>
    </style:style>
    <style:style style:name="表格1.D3" style:family="table-cell">
      <style:table-cell-properties style:vertical-align="middle" fo:background-color="transparent" fo:padding="0.097cm" fo:border-left="0.05pt solid #000000" fo:border-right="0.05pt solid #000000" fo:border-top="none" fo:border-bottom="0.05pt solid #000000" style:writing-mode="tb-rl">
        <style:background-image/>
      </style:table-cell-properties>
    </style:style>
    <style:style style:name="P1"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text-position="0% 100%" style:font-name="Palatino Linotype" fo:font-size="12pt" fo:language="en" fo:country="US" fo:font-style="normal" style:text-underline-style="none" fo:font-weight="normal" officeooo:rsid="00328794" officeooo:paragraph-rsid="0000d0af" style:text-blinking="false" fo:background-color="transparent" style:font-name-asian="Palatino Linotype" style:font-size-asian="12pt" style:font-size-complex="12pt"/>
    </style:style>
    <style:style style:name="P2"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text-position="0% 100%" style:font-name="Palatino Linotype" fo:font-size="12pt" fo:language="en" fo:country="US" fo:font-style="normal" style:text-underline-style="none" fo:font-weight="normal" officeooo:rsid="004e0136" officeooo:paragraph-rsid="0000d0af" style:text-blinking="false" fo:background-color="transparent" style:font-name-asian="Palatino Linotype" style:font-size-asian="12pt" style:font-size-complex="12pt"/>
    </style:style>
    <style:style style:name="P3"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text-position="0% 100%" style:font-name="Palatino Linotype" fo:font-size="12pt" fo:language="en" fo:country="US" fo:font-style="normal" style:text-underline-style="none" fo:font-weight="normal" officeooo:rsid="0050a3ba" officeooo:paragraph-rsid="0000d0af" style:text-blinking="false" fo:background-color="transparent" style:font-name-asian="Palatino Linotype" style:font-size-asian="12pt" style:font-size-complex="12pt"/>
    </style:style>
    <style:style style:name="P4"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text-position="0% 100%" style:font-name="Palatino Linotype" fo:font-size="12pt" fo:language="en" fo:country="US" fo:font-style="normal" style:text-underline-style="none" fo:font-weight="bold" officeooo:rsid="0050a3ba" officeooo:paragraph-rsid="0000d0af" style:text-blinking="false" fo:background-color="transparent" style:font-name-asian="Palatino Linotype" style:font-size-asian="12pt" style:font-weight-asian="bold" style:font-size-complex="12pt" style:font-weight-complex="bold"/>
    </style:style>
    <style:style style:name="P5"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Palatino Linotype" fo:font-size="10.5pt" fo:language="en" fo:country="US" fo:font-style="normal" style:text-underline-style="none" fo:font-weight="normal" officeooo:rsid="00328794" officeooo:paragraph-rsid="0000d0af" style:text-blinking="false" fo:background-color="transparent" style:font-name-asian="Palatino Linotype" style:font-size-asian="10.5pt" style:font-size-complex="10.5pt"/>
    </style:style>
    <style:style style:name="P6"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Palatino Linotype" fo:font-size="12pt" fo:language="en" fo:country="US" fo:font-style="normal" style:text-underline-style="none" fo:font-weight="normal" officeooo:rsid="00328794" officeooo:paragraph-rsid="0000d0af" style:text-blinking="false" fo:background-color="transparent" style:font-name-asian="Palatino Linotype" style:font-size-asian="12pt" style:font-size-complex="12pt"/>
    </style:style>
    <style:style style:name="P7" style:family="paragraph" style:parent-style-name="Text_20_body">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Palatino Linotype" fo:font-size="12pt" fo:language="en" fo:country="US" fo:font-style="normal" style:text-underline-style="none" fo:font-weight="normal" officeooo:rsid="00328794" officeooo:paragraph-rsid="0000d0af" style:text-blinking="false" fo:background-color="transparent" style:font-name-asian="Palatino Linotype" style:font-size-asian="12pt" style:font-size-complex="12pt"/>
    </style:style>
    <style:style style:name="P8" style:family="paragraph" style:parent-style-name="Text_20_body">
      <style:paragraph-properties fo:margin-top="0cm" fo:margin-bottom="0cm" loext:contextual-spacing="false" fo:line-height="100%" fo:text-align="end" style:justify-single-word="false" style:writing-mode="lr-tb"/>
      <style:text-properties fo:font-variant="normal" fo:text-transform="none" fo:color="#000000" style:text-line-through-style="none" style:text-line-through-type="none" style:font-name="Palatino Linotype" fo:font-size="12pt" fo:language="en" fo:country="US" fo:font-style="normal" style:text-underline-style="none" fo:font-weight="normal" officeooo:rsid="00328794" officeooo:paragraph-rsid="0000d0af" style:text-blinking="false" fo:background-color="transparent" style:font-name-asian="Palatino Linotype" style:font-size-asian="12pt" style:font-size-complex="12pt"/>
    </style:style>
    <style:style style:name="P9" style:family="paragraph" style:parent-style-name="Standard">
      <style:paragraph-properties fo:text-align="justify" style:justify-single-word="false"/>
      <style:text-properties style:font-name="Palatino Linotype" fo:font-size="10.5pt" officeooo:rsid="0001b820" officeooo:paragraph-rsid="0000d0af" style:font-name-asian="Palatino Linotype" style:font-size-asian="10.5pt" style:font-size-complex="10.5pt"/>
    </style:style>
    <style:style style:name="P10" style:family="paragraph" style:parent-style-name="Standard">
      <style:paragraph-properties fo:text-align="center" style:justify-single-word="false"/>
      <style:text-properties style:font-name="Palatino Linotype" fo:font-size="10.5pt" officeooo:rsid="0001b820" officeooo:paragraph-rsid="0000d0af" style:font-name-asian="Palatino Linotype" style:font-size-asian="10.5pt" style:font-size-complex="10.5pt"/>
    </style:style>
    <style:style style:name="P11" style:family="paragraph" style:parent-style-name="Standard">
      <style:paragraph-properties fo:text-align="justify" style:justify-single-word="false"/>
      <style:text-properties style:font-name="Palatino Linotype" fo:font-size="10.5pt" officeooo:rsid="0028f812" officeooo:paragraph-rsid="0000d0af" style:font-name-asian="Palatino Linotype" style:font-size-asian="10.5pt" style:font-size-complex="10.5pt"/>
    </style:style>
    <style:style style:name="P12" style:family="paragraph" style:parent-style-name="Standard">
      <style:paragraph-properties fo:text-align="justify" style:justify-single-word="false"/>
      <style:text-properties style:font-name="Palatino Linotype" fo:font-size="10.5pt" officeooo:rsid="0005aaa9" officeooo:paragraph-rsid="0000d0af" style:font-name-asian="Palatino Linotype" style:font-size-asian="10.5pt" style:font-size-complex="10.5pt"/>
    </style:style>
    <style:style style:name="P13" style:family="paragraph" style:parent-style-name="Standard">
      <style:paragraph-properties fo:text-align="justify" style:justify-single-word="false"/>
      <style:text-properties style:font-name="Palatino Linotype" fo:font-size="12pt" officeooo:rsid="0001b820" officeooo:paragraph-rsid="0000d0af" style:font-name-asian="Palatino Linotype" style:font-size-asian="12pt" style:font-size-complex="12pt"/>
    </style:style>
    <style:style style:name="P14" style:family="paragraph" style:parent-style-name="Standard">
      <style:paragraph-properties fo:text-align="justify" style:justify-single-word="false"/>
      <style:text-properties style:font-name="Palatino Linotype" fo:font-size="12pt" officeooo:rsid="0005aaa9" officeooo:paragraph-rsid="0000d0af" style:font-name-asian="Palatino Linotype" style:font-size-asian="12pt" style:font-size-complex="12pt"/>
    </style:style>
    <style:style style:name="P15" style:family="paragraph" style:parent-style-name="Standard">
      <style:paragraph-properties fo:text-align="justify" style:justify-single-word="false"/>
      <style:text-properties style:font-name="Palatino Linotype" fo:font-size="12pt" officeooo:rsid="00328794" officeooo:paragraph-rsid="0000d0af" style:font-name-asian="Palatino Linotype" style:font-size-asian="12pt" style:font-size-complex="12pt"/>
    </style:style>
    <style:style style:name="P16" style:family="paragraph" style:parent-style-name="Standard">
      <style:paragraph-properties fo:text-align="justify" style:justify-single-word="false"/>
      <style:text-properties style:font-name="Palatino Linotype" fo:font-size="12pt" officeooo:rsid="003c9996" officeooo:paragraph-rsid="0000d0af" style:font-name-asian="Palatino Linotype" style:font-size-asian="12pt" style:font-size-complex="12pt"/>
    </style:style>
    <style:style style:name="P17" style:family="paragraph" style:parent-style-name="Standard">
      <style:paragraph-properties fo:text-align="center" style:justify-single-word="false"/>
      <style:text-properties style:font-name="Palatino Linotype" fo:font-size="12pt" officeooo:rsid="003c9996" officeooo:paragraph-rsid="0000d0af" style:font-name-asian="Palatino Linotype" style:font-size-asian="12pt" style:font-size-complex="12pt"/>
    </style:style>
    <style:style style:name="P18" style:family="paragraph" style:parent-style-name="Standard">
      <style:paragraph-properties fo:text-align="justify" style:justify-single-word="false"/>
      <style:text-properties style:font-name="Palatino Linotype" fo:font-size="12pt" fo:font-weight="bold" officeooo:rsid="0005aaa9" officeooo:paragraph-rsid="0000d0af" style:font-name-asian="Palatino Linotype"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Palatino Linotype" fo:font-size="12pt" fo:font-weight="bold" officeooo:rsid="003c9996" officeooo:paragraph-rsid="0000d0af" style:font-name-asian="Palatino Linotype"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Palatino Linotype" fo:font-size="12pt" officeooo:rsid="003c63c3" officeooo:paragraph-rsid="0000d0af" style:font-name-asian="Palatino Linotype" style:font-size-asian="12pt" style:font-size-complex="12pt"/>
    </style:style>
    <style:style style:name="P21" style:family="paragraph" style:parent-style-name="Table_20_Contents">
      <style:paragraph-properties fo:text-align="center" style:justify-single-word="false"/>
      <style:text-properties style:font-name="Palatino Linotype" fo:font-size="12pt" officeooo:paragraph-rsid="0000d0af" style:font-name-asian="Palatino Linotype" style:font-size-asian="12pt" style:font-size-complex="12pt"/>
    </style:style>
    <style:style style:name="P22" style:family="paragraph" style:parent-style-name="Standard">
      <style:paragraph-properties fo:margin-left="0.847cm" fo:margin-right="0cm" fo:margin-top="0cm" fo:margin-bottom="0cm" loext:contextual-spacing="false" fo:line-height="120%" fo:text-align="justify" style:justify-single-word="false" fo:text-indent="-0.847cm" style:auto-text-indent="false" style:writing-mode="lr-tb"/>
      <style:text-properties fo:font-variant="normal" fo:text-transform="none" fo:color="#000000" style:text-line-through-style="none" style:text-line-through-type="none" style:text-position="0% 100%" style:font-name="Palatino Linotype" fo:font-size="9pt" fo:language="en" fo:country="US" fo:font-style="normal" style:text-underline-style="none" fo:font-weight="normal" officeooo:rsid="00555ed7" officeooo:paragraph-rsid="00027380" style:text-blinking="false" fo:background-color="transparent" style:font-name-asian="Palatino Linotype" style:font-size-asian="9pt" style:font-style-asian="normal" style:font-weight-asian="normal" style:font-size-complex="9pt"/>
    </style:style>
    <style:style style:name="P23" style:family="paragraph" style:parent-style-name="Standard">
      <style:paragraph-properties fo:margin-left="0.847cm" fo:margin-right="0cm" fo:margin-top="0cm" fo:margin-bottom="0cm" loext:contextual-spacing="false" fo:line-height="120%" fo:text-align="justify" style:justify-single-word="false" fo:text-indent="-0.847cm" style:auto-text-indent="false" style:writing-mode="lr-tb"/>
      <style:text-properties fo:font-variant="normal" fo:text-transform="none" fo:color="#000000" style:text-line-through-style="none" style:text-line-through-type="none" style:text-position="0% 100%" style:font-name="Palatino Linotype" fo:font-size="9pt" fo:language="en" fo:country="US" fo:font-style="normal" style:text-underline-style="none" fo:font-weight="normal" officeooo:rsid="00555ed7" officeooo:paragraph-rsid="00027380" style:text-blinking="false" fo:background-color="transparent" style:font-name-asian="Palatino Linotype" style:font-size-asian="12pt" style:font-size-complex="12pt"/>
    </style:style>
    <style:style style:name="P24" style:family="paragraph" style:parent-style-name="Text_20_body" style:list-style-name="L1">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text-position="0% 100%" style:font-name="Palatino Linotype" fo:font-size="10.5pt" fo:language="en" fo:country="US" fo:font-style="normal" style:text-underline-style="none" fo:font-weight="normal" officeooo:rsid="0052d086" officeooo:paragraph-rsid="0000d0af" style:text-blinking="false" fo:background-color="transparent" style:font-name-asian="Palatino Linotype" style:font-size-asian="10.5pt" style:font-size-complex="10.5pt"/>
    </style:style>
    <style:style style:name="P25" style:family="paragraph" style:parent-style-name="Text_20_body" style:list-style-name="L1">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text-position="0% 100%" style:font-name="Palatino Linotype" fo:font-size="10.5pt" fo:language="en" fo:country="US" fo:font-style="normal" style:text-underline-style="none" fo:font-weight="normal" officeooo:rsid="00555ed7" officeooo:paragraph-rsid="0000d0af" style:text-blinking="false" fo:background-color="transparent" style:font-name-asian="Palatino Linotype" style:font-size-asian="10.5pt" style:font-size-complex="10.5pt"/>
    </style:style>
    <style:style style:name="P26" style:family="paragraph" style:parent-style-name="Text_20_body" style:list-style-name="L1">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text-position="0% 100%" style:font-name="Palatino Linotype" fo:font-size="12pt" fo:language="en" fo:country="US" fo:font-style="normal" style:text-underline-style="none" fo:font-weight="normal" officeooo:rsid="0053ca24" officeooo:paragraph-rsid="0000d0af" style:text-blinking="false" fo:background-color="transparent" style:font-name-asian="Palatino Linotype" style:font-size-asian="12pt" style:font-size-complex="12pt"/>
    </style:style>
    <style:style style:name="P27" style:family="paragraph" style:parent-style-name="Text_20_body" style:list-style-name="L1">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text-position="0% 100%" style:font-name="Palatino Linotype" fo:font-size="12pt" fo:language="en" fo:country="US" fo:font-style="normal" style:text-underline-style="none" fo:font-weight="normal" officeooo:rsid="00555ed7" officeooo:paragraph-rsid="0000d0af" style:text-blinking="false" fo:background-color="transparent" style:font-name-asian="Palatino Linotype" style:font-size-asian="12pt" style:font-size-complex="12pt"/>
    </style:style>
    <style:style style:name="P28"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text-position="0% 100%" style:font-name="Palatino Linotype" fo:font-size="12pt" fo:language="en" fo:country="US" fo:font-style="normal" style:text-underline-style="none" fo:font-weight="normal" officeooo:rsid="00555ed7" officeooo:paragraph-rsid="0000d0af" style:text-blinking="false" fo:background-color="transparent" style:font-name-asian="Palatino Linotype" style:font-size-asian="12pt" style:font-size-complex="12pt"/>
    </style:style>
    <style:style style:name="P29"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text-position="0% 100%" style:font-name="Palatino Linotype" fo:font-size="12pt" fo:language="en" fo:country="US" fo:font-style="normal" style:text-underline-style="none" fo:font-weight="bold" officeooo:rsid="00555ed7" officeooo:paragraph-rsid="0000d0af" style:text-blinking="false" fo:background-color="transparent" style:font-name-asian="Palatino Linotype" style:font-size-asian="12pt" style:font-weight-asian="bold" style:font-size-complex="12pt" style:font-weight-complex="bold"/>
    </style:style>
    <style:style style:name="P30" style:family="paragraph">
      <loext:graphic-properties draw:fill="solid" draw:fill-color="#000000"/>
      <style:paragraph-properties fo:text-align="center"/>
    </style:style>
    <style:style style:name="P31" style:family="paragraph">
      <loext:graphic-properties draw:fill="solid" draw:fill-color="#000000"/>
      <style:paragraph-properties fo:text-align="center"/>
      <style:text-properties fo:font-size="12pt"/>
    </style:style>
    <style:style style:name="P32" style:family="paragraph">
      <loext:graphic-properties draw:fill="none" draw:fill-color="#ffffff"/>
      <style:text-properties fo:font-size="9pt" style:font-size-asian="9pt" style:font-size-complex="9pt"/>
    </style:style>
    <style:style style:name="T1" style:family="text">
      <style:text-properties officeooo:rsid="00319bf5"/>
    </style:style>
    <style:style style:name="T2" style:family="text">
      <style:text-properties style:text-position="sub 58%"/>
    </style:style>
    <style:style style:name="T3" style:family="text">
      <style:text-properties style:text-position="sub 58%" officeooo:rsid="00457819"/>
    </style:style>
    <style:style style:name="T4" style:family="text">
      <style:text-properties style:text-position="sub 58%" officeooo:rsid="004bf88d"/>
    </style:style>
    <style:style style:name="T5" style:family="text">
      <style:text-properties fo:font-weight="bold" style:font-weight-asian="bold" style:font-weight-complex="bold"/>
    </style:style>
    <style:style style:name="T6" style:family="text">
      <style:text-properties officeooo:rsid="0044fa82"/>
    </style:style>
    <style:style style:name="T7" style:family="text">
      <style:text-properties style:text-position="0% 100%"/>
    </style:style>
    <style:style style:name="T8" style:family="text">
      <style:text-properties style:text-position="0% 100%" officeooo:rsid="004bf88d"/>
    </style:style>
    <style:style style:name="T9" style:family="text">
      <style:text-properties style:text-position="0% 100%" officeooo:rsid="00457819"/>
    </style:style>
    <style:style style:name="T10" style:family="text">
      <style:text-properties style:text-position="0% 100%" officeooo:rsid="00a69bf4"/>
    </style:style>
    <style:style style:name="T11" style:family="text">
      <style:text-properties style:text-position="0% 100%" officeooo:rsid="0044fa82"/>
    </style:style>
    <style:style style:name="T12" style:family="text">
      <style:text-properties style:text-position="0% 100%" officeooo:rsid="004d6ba1"/>
    </style:style>
    <style:style style:name="T13" style:family="text">
      <style:text-properties style:text-position="0% 100%" officeooo:rsid="004e0136"/>
    </style:style>
    <style:style style:name="T14" style:family="text">
      <style:text-properties style:text-position="0% 100%" officeooo:rsid="004e59cf"/>
    </style:style>
    <style:style style:name="T15" style:family="text">
      <style:text-properties style:text-position="0% 100%" fo:font-size="12pt" officeooo:rsid="0043510c" style:font-size-asian="12pt" style:font-size-complex="12pt"/>
    </style:style>
    <style:style style:name="T16" style:family="text">
      <style:text-properties style:text-position="sub 62%" fo:font-size="12pt" officeooo:rsid="0043510c" style:font-size-asian="12pt" style:font-size-complex="12pt"/>
    </style:style>
    <style:style style:name="T17" style:family="text">
      <style:text-properties officeooo:rsid="0000d0af"/>
    </style:style>
    <style:style style:name="T18" style:family="text">
      <style:text-properties fo:font-size="12pt" style:font-size-asian="12pt" style:font-size-complex="12pt"/>
    </style:style>
    <style:style style:name="T19" style:family="text">
      <style:text-properties fo:font-size="12pt" officeooo:rsid="0002b156" style:font-size-asian="12pt" style:font-size-complex="12pt"/>
    </style:style>
    <style:style style:name="T20" style:family="text">
      <style:text-properties fo:font-size="12pt" officeooo:rsid="00dbf24d" style:font-size-asian="12pt" style:font-size-complex="12pt"/>
    </style:style>
    <style:style style:name="T21" style:family="text">
      <style:text-properties fo:font-size="12pt" officeooo:rsid="0000d0af" style:font-size-asian="12pt" style:font-size-complex="12pt"/>
    </style:style>
    <style:style style:name="T22" style:family="text">
      <style:text-properties fo:font-size="12pt" officeooo:rsid="00328794" style:font-size-asian="12pt" style:font-size-complex="12pt"/>
    </style:style>
    <style:style style:name="T23" style:family="text">
      <style:text-properties fo:font-size="12pt" officeooo:rsid="004e59cf" style:font-size-asian="12pt" style:font-size-complex="12pt"/>
    </style:style>
    <style:style style:name="T24" style:family="text">
      <style:text-properties fo:font-size="12pt" style:font-size-asian="12pt" style:font-name-complex="Mangal" style:font-size-complex="12pt"/>
    </style:style>
    <style:style style:name="T25" style:family="text">
      <style:text-properties fo:font-size="12pt" fo:font-weight="bold" officeooo:rsid="0000d0af" style:font-size-asian="12pt" style:font-weight-asian="bold" style:font-size-complex="12pt" style:font-weight-complex="bold"/>
    </style:style>
    <style:style style:name="T26" style:family="text">
      <style:text-properties fo:font-size="14pt" fo:font-weight="bold" style:font-size-asian="14pt" style:font-weight-asian="bold" style:font-size-complex="14pt" style:font-weight-complex="bold"/>
    </style:style>
    <style:style style:name="T27" style:family="text">
      <style:text-properties fo:font-size="14pt" fo:font-weight="bold" officeooo:rsid="0000d0af" style:font-size-asian="14pt" style:font-weight-asian="bold" style:font-size-complex="14pt" style:font-weight-complex="bold"/>
    </style:style>
    <style:style style:name="T28" style:family="text">
      <style:text-properties officeooo:rsid="00027380"/>
    </style:style>
    <style:style style:name="T29" style:family="text">
      <style:text-properties fo:color="#222222" fo:letter-spacing="normal" officeooo:rsid="008cf359" style:font-style-complex="normal"/>
    </style:style>
    <style:style style:name="T30" style:family="text">
      <style:text-properties fo:color="#222222" fo:letter-spacing="normal" officeooo:rsid="00cab877" style:font-style-complex="normal"/>
    </style:style>
    <style:style style:name="T31" style:family="text">
      <style:text-properties fo:color="#222222" fo:letter-spacing="normal" officeooo:rsid="00c6dd53" style:font-style-complex="normal"/>
    </style:style>
    <style:style style:name="T32" style:family="text">
      <style:text-properties fo:font-style="italic" style:font-style-asian="italic"/>
    </style:style>
    <style:style style:name="T33" style:family="text">
      <style:text-properties fo:font-size="9pt" style:font-size-asian="9pt" style:font-size-complex="9pt"/>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marker-end="Line_20_Arrow_20_2" draw:fill="solid" draw:fill-color="#000000" draw:textarea-horizontal-align="center" draw:textarea-vertical-align="middle" style:run-through="foreground"/>
    </style:style>
    <style:style style:name="gr3" style:family="graphic">
      <style:graphic-properties style:run-through="foreground"/>
    </style:style>
    <style:style style:name="gr4" style:family="graphic">
      <style:graphic-properties draw:stroke="none" svg:stroke-color="#000000" draw:fill="none" draw:fill-color="#ffffff" fo:min-height="0.97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Default_20_Paragraph_20_Font"><text:span text:style-name="T26">An Improved Structural Equations System for Lane-mean Speeds Prediction and Modeling the Endogeneity of Adjacent Lane Speeds （Propo</text:span></text:span><text:span text:style-name="Default_20_Paragraph_20_Font"><text:span text:style-name="T27">sal</text:span></text:span><text:span text:style-name="Default_20_Paragraph_20_Font"><text:span text:style-name="T26">）</text:span></text:span></text:p>
      <text:p text:style-name="P9"><text:span text:style-name="Default_20_Paragraph_20_Font"><text:span text:style-name="T18"/></text:span></text:p>
      <text:p text:style-name="P9"><text:span text:style-name="Default_20_Paragraph_20_Font"><text:span text:style-name="T18"/></text:span></text:p>
      <text:p text:style-name="P9"><text:span text:style-name="Default_20_Paragraph_20_Font"><text:span text:style-name="T25">1. Problem Statement</text:span></text:span></text:p>
      <text:p text:style-name="P9"><text:span text:style-name="Default_20_Paragraph_20_Font"><text:span text:style-name="T25"/></text:span></text:p>
      <text:p text:style-name="P9"><text:span text:style-name="Default_20_Paragraph_20_Font"><text:span text:style-name="T19"><text:tab/>Like other transportation data, lane-mean speeds are also best modeled by a system of structural equations. Several studies omit the interrelation between adjacent lane speeds, which may produce biased and inconsistent results if models are solved by ordinary least squares (OLS). The uncorrelatedness of regressors and disturbances assumption of OLS is violated since one or more independent variables are endogenous in the system. This study attempts to propose a structural equations approach to model the lane-mean speeds in multi-lane traffic with the endogeneity of adjacent lane speeds and also the downstream speeds being considered. Additionally, the equations system can serve as a prediction model for lane-mean speeds.</text:span></text:span></text:p>
      <text:p text:style-name="P13"/>
      <text:p text:style-name="P9"><text:span text:style-name="Default_20_Paragraph_20_Font"><text:span text:style-name="T25">2. Research Objectives</text:span></text:span></text:p>
      <text:p text:style-name="P12"><text:span text:style-name="Default_20_Paragraph_20_Font"><text:span text:style-name="T18"><text:tab/></text:span></text:span></text:p>
      <text:p text:style-name="P12"><text:span text:style-name="Default_20_Paragraph_20_Font"><text:span text:style-name="T18"><text:tab/>Lane-mean speeds modeling is very important in the field of multi-lane traffic researching. Some transportation data are best modeled by a system of structural equations, including lane-mean speeds (Washington et al., 2010). In Shankar and Mannering (1998), a structural equations approach was used to model the lane-mean speeds and lane-speed deviations where three-stage least squares (3SLS) was applied to handle the endogeneity problem</text:span></text:span><text:span text:style-name="Comment_20_Reference"><text:span text:style-name="T24">,</text:span></text:span><text:span text:style-name="Default_20_Paragraph_20_Font"><text:span text:style-name="T18"> </text:span></text:span><text:span text:style-name="Default_20_Paragraph_20_Font"><text:span text:style-name="T20">i.e. the correlation between regressors and disturbances that means changing the value of dependent variables may lead to the changing of independent variables. </text:span></text:span><text:span text:style-name="Default_20_Paragraph_20_Font"><text:span text:style-name="T18">The researchers conducted an empirical study based on this approach, combining the relevant data of a six-lane road (three lanes in each direction) with environmental data, temporal data and traffic flow factors. However, although the methodology solved the endogeneity problem, obtaining a best linear unbiased estimator (BLUE), its predicting accuracy was not assessed, the authors focusing on the interpretation of significant variables instead. In addition, Cheng et al. (2018) proposed hierarchical models based on a Bayesian framework in order to address the same problem. However, in their empirical study, the model did not take into account the effect of trucks in traffic flow, which may result in unrealistic and unreliable results. Most importantly, neither of the two studies mentioned above accounted for the impact of downstream speed on upstream speed.</text:span></text:span></text:p>
      <text:p text:style-name="P11"><text:span text:style-name="Default_20_Paragraph_20_Font"><text:span text:style-name="T18"><text:tab/>In this </text:span></text:span><text:span text:style-name="Default_20_Paragraph_20_Font"><text:span text:style-name="T21">stufy</text:span></text:span><text:span text:style-name="Default_20_Paragraph_20_Font"><text:span text:style-name="T18">, an improved structural equations system is proposed for lane-mean speed prediction. In relation to previous literature, the underlying methodology solves the endogeneity problem by utilizing a 3SLS model. One of the main contributions of the proposed system is the fact that it considers the effect of downstream speed on upstream speed. The results of this approach are compared to those obtained by Shankar and </text:span></text:span><text:soft-page-break/><text:span text:style-name="Default_20_Paragraph_20_Font"><text:span text:style-name="T18">Mannering (1998). Several tests are conducted in order to assess the feasibility and reliability of the approach.</text:span></text:span></text:p>
      <text:p text:style-name="P11"><text:span text:style-name="Default_20_Paragraph_20_Font"><text:span text:style-name="T18"/></text:span></text:p>
      <text:p text:style-name="P18"><text:span text:style-name="T17">3</text:span>. M<text:span text:style-name="T1">ethodology</text:span></text:p>
      <text:p text:style-name="P14"/>
      <text:p text:style-name="P15"><text:tab/>The methodology used in this study consists of several steps. First, a road segment is divided into shorter cells (see Fig. 1). Data on important factors (i.e. traffic data, environmental data and temporal data, etc.) that will serve as inputs in the estimation are collected in each cell for constructing an integrated and reliable model. Finally, the structural equations system will be employed on each cell to estimate the average vehicles speed in corresponding space.</text:p>
      <text:p text:style-name="P16"/>
      <table:table table:name="表格1" table:style-name="表格1">
        <table:table-column table:style-name="表格1.A" table:number-columns-repeated="3"/>
        <table:table-column table:style-name="表格1.D"/>
        <table:table-row>
          <table:table-cell table:style-name="表格1.A1" office:value-type="string">
            <text:p text:style-name="P20"><draw:g text:anchor-type="paragraph" draw:z-index="19" draw:style-name="gr1"><draw:line draw:name="形状1" draw:style-name="gr2" draw:text-style-name="P30" svg:x1="-1.699cm" svg:y1="0.235cm" svg:x2="-0.138cm" svg:y2="0.235cm"><text:p/></draw:line><draw:g draw:style-name="gr3"><draw:line draw:name="形状1" draw:style-name="gr2" draw:text-style-name="P31" svg:x1="-1.699cm" svg:y1="1.028cm" svg:x2="-0.189cm" svg:y2="1.028cm"><text:p/></draw:line><draw:g draw:style-name="gr3"><draw:g draw:style-name="gr3"><draw:frame draw:name="形状2" draw:style-name="gr4" draw:text-style-name="P32" svg:width="1.324cm" svg:height="0.976cm" svg:x="-1.699cm" svg:y="-0.374cm"><draw:text-box><text:p><text:span text:style-name="T33">Lane 1</text:span></text:p></draw:text-box></draw:frame><draw:g draw:style-name="gr3"><draw:frame draw:name="形状2" draw:style-name="gr4" draw:text-style-name="P32" svg:width="1.324cm" svg:height="0.976cm" svg:x="-1.699cm" svg:y="0.601cm"><draw:text-box><text:p><text:span text:style-name="T33">Lane 2</text:span></text:p></draw:text-box></draw:frame><draw:frame draw:name="形状2" draw:style-name="gr4" draw:text-style-name="P32" svg:width="1.324cm" svg:height="0.976cm" svg:x="-1.752cm" svg:y="1.949cm"><draw:text-box><text:p><text:span text:style-name="T33">Lane n</text:span></text:p></draw:text-box></draw:frame></draw:g></draw:g><draw:line draw:name="形状1" draw:style-name="gr2" draw:text-style-name="P31" svg:x1="-1.699cm" svg:y1="2.436cm" svg:x2="-0.189cm" svg:y2="2.436cm"><text:p/></draw:line></draw:g></draw:g></draw:g>Cell<text:span text:style-name="T2">1,1</text:span></text:p>
          </table:table-cell>
          <table:table-cell table:style-name="表格1.A1" office:value-type="string">
            <text:p text:style-name="P20">Cell<text:span text:style-name="T2">1,2</text:span></text:p>
          </table:table-cell>
          <table:table-cell table:style-name="表格1.A1" office:value-type="string">
            <text:p text:style-name="P20">…</text:p>
          </table:table-cell>
          <table:table-cell table:style-name="表格1.D1" office:value-type="string">
            <text:p text:style-name="P20">Cell<text:span text:style-name="T2">1,</text:span><text:span text:style-name="T3">n</text:span></text:p>
          </table:table-cell>
        </table:table-row>
        <table:table-row>
          <table:table-cell table:style-name="表格1.A2" office:value-type="string">
            <text:p text:style-name="P20">Cell<text:span text:style-name="T2">2,1</text:span></text:p>
          </table:table-cell>
          <table:table-cell table:style-name="表格1.A2" office:value-type="string">
            <text:p text:style-name="P20">Cell<text:span text:style-name="T2">2,2</text:span></text:p>
          </table:table-cell>
          <table:table-cell table:style-name="表格1.A2" office:value-type="string">
            <text:p text:style-name="P20">…</text:p>
          </table:table-cell>
          <table:table-cell table:style-name="表格1.D2" office:value-type="string">
            <text:p text:style-name="P20">Cell<text:span text:style-name="T2">2,</text:span><text:span text:style-name="T3">n</text:span></text:p>
          </table:table-cell>
        </table:table-row>
        <table:table-row table:style-name="表格1.3">
          <table:table-cell table:style-name="表格1.A3" office:value-type="string">
            <text:p text:style-name="P21">…</text:p>
          </table:table-cell>
          <table:table-cell table:style-name="表格1.A3" office:value-type="string">
            <text:p text:style-name="P21">…</text:p>
          </table:table-cell>
          <table:table-cell table:style-name="表格1.A3" office:value-type="string">
            <text:p text:style-name="P21">…</text:p>
          </table:table-cell>
          <table:table-cell table:style-name="表格1.D3" office:value-type="string">
            <text:p text:style-name="P21">…</text:p>
          </table:table-cell>
        </table:table-row>
        <table:table-row>
          <table:table-cell table:style-name="表格1.A2" office:value-type="string">
            <text:p text:style-name="P20">Cell<text:span text:style-name="T3">m</text:span><text:span text:style-name="T2">,1</text:span></text:p>
          </table:table-cell>
          <table:table-cell table:style-name="表格1.A2" office:value-type="string">
            <text:p text:style-name="P20">Cell<text:span text:style-name="T3">m</text:span><text:span text:style-name="T2">,2</text:span></text:p>
          </table:table-cell>
          <table:table-cell table:style-name="表格1.A2" office:value-type="string">
            <text:p text:style-name="P20">…</text:p>
          </table:table-cell>
          <table:table-cell table:style-name="表格1.D2" office:value-type="string">
            <text:p text:style-name="P20">Cell<text:span text:style-name="T3">m</text:span><text:span text:style-name="T2">,</text:span><text:span text:style-name="T3">n</text:span></text:p>
          </table:table-cell>
        </table:table-row>
      </table:table>
      <text:p text:style-name="P19"/>
      <text:p text:style-name="P17"><text:span text:style-name="T5">Fig. 1.</text:span> Cells structure in a road <text:span text:style-name="T6">segment</text:span></text:p>
      <text:p text:style-name="P12"><text:span text:style-name="Default_20_Paragraph_20_Font"><text:span text:style-name="T22"><text:tab/>As previously described in Shankar and Mannering (1998), when using a structural equations system, a correlation between adjacent lane speeds was observed. This means that the lane-mean speed of a cell is determined not only by its own basic determinants (</text:span></text:span><text:bookmark-start text:name="__DdeLink__658_1425600799"/><text:span text:style-name="Default_20_Paragraph_20_Font"><text:span text:style-name="T22">i.e. traffic data, environmental data and temporal data, etc.</text:span></text:span><text:bookmark-end text:name="__DdeLink__658_1425600799"/><text:span text:style-name="Default_20_Paragraph_20_Font"><text:span text:style-name="T22">), but also by the speed of vehicles in adjacent lanes. This is because the adjacent lanes belonging to a particular segment are not isolated in space and the vehicle speeds in such lanes are interdependent (Cheng et al., 2018). As cells in the same segment are considered in a same structural equations system and their lane-mean speeds are estimated simultaneously, the lane-mean speed of a cell, which is the dependent variable in one equation, may be a regressor in other equations. Those lane-mean speeds that act as dependent variables and regressors at the same time are endogenous variables of the system.</text:span></text:span></text:p>
      <text:p text:style-name="P12"><text:span text:style-name="T22"><text:tab/></text:span><text:span text:style-name="Default_20_Paragraph_20_Font"><text:span text:style-name="T15">Furthermore, it has been proven that upstream traffic flow is correlated with the downstream traffic condition (Lighthill and Whitham, 1955). Thus, it is necessary to consider the impact of downstream speed in the same lane when estimating the lane-mean speed of a cell. In this study, the lane-mean speed of a cell is one of the exogenous variables in the equation with lane-mean speed in its backward cell as the dependent variable. For instance, based on Fig. 1, the lane-mean speed of Cell</text:span></text:span><text:span text:style-name="Default_20_Paragraph_20_Font"><text:span text:style-name="T16">1,2</text:span></text:span><text:span text:style-name="Default_20_Paragraph_20_Font"><text:span text:style-name="T15"> is an exogenous independent variable when estimating the lane-mean speed of Cell</text:span></text:span><text:span text:style-name="Default_20_Paragraph_20_Font"><text:span text:style-name="T16">1,1</text:span></text:span><text:span text:style-name="Default_20_Paragraph_20_Font"><text:span text:style-name="T15">.</text:span></text:span></text:p>
      <text:p text:style-name="P5"><text:span text:style-name="T18"><text:tab/></text:span><text:span text:style-name="Default_20_Paragraph_20_Font"><text:span text:style-name="T18">Hence, for lane-mean speeds, the system of equations can be written as follows</text:span></text:span><text:span text:style-name="T18"> (</text:span><text:span text:style-name="T23">focused on segment</text:span><text:span text:style-name="T23"><draw:frame draw:style-name="fr1" draw:name="对象8" text:anchor-type="as-char" svg:y="-0.377cm" svg:width="0.395cm" svg:height="0.467cm" draw:z-index="0"><draw:object xlink:href="./Object 1" xlink:type="simple" xlink:show="embed" xlink:actuate="onLoad"/><draw:image xlink:href="./ObjectReplacements/Object 1" xlink:type="simple" xlink:show="embed" xlink:actuate="onLoad"/><svg:desc>公式</svg:desc></draw:frame></text:span><text:span text:style-name="T18">),</text:span></text:p>
      <text:p text:style-name="P6"/>
      <text:p text:style-name="P7"><draw:frame draw:style-name="fr1" draw:name="对象10" text:anchor-type="as-char" svg:y="-0.377cm" svg:width="9.874cm" svg:height="0.542cm" draw:z-index="1"><draw:object xlink:href="./Object 2" xlink:type="simple" xlink:show="embed" xlink:actuate="onLoad"/><draw:image xlink:href="./ObjectReplacements/Object 2" xlink:type="simple" xlink:show="embed" xlink:actuate="onLoad"/><svg:desc>公式</svg:desc></draw:frame></text:p>
      <text:p text:style-name="P7"><text:soft-page-break/><draw:frame draw:style-name="fr1" draw:name="对象9" text:anchor-type="as-char" svg:y="-0.377cm" svg:width="9.887cm" svg:height="0.542cm" draw:z-index="2"><draw:object xlink:href="./Object 3" xlink:type="simple" xlink:show="embed" xlink:actuate="onLoad"/><draw:image xlink:href="./ObjectReplacements/Object 3" xlink:type="simple" xlink:show="embed" xlink:actuate="onLoad"/><svg:desc>公式</svg:desc></draw:frame></text:p>
      <text:p text:style-name="P7">...</text:p>
      <text:p text:style-name="P8"><draw:frame draw:style-name="fr1" draw:name="对象20" text:anchor-type="as-char" svg:y="-0.377cm" svg:width="9.313cm" svg:height="0.542cm" draw:z-index="3"><draw:object xlink:href="./Object 4" xlink:type="simple" xlink:show="embed" xlink:actuate="onLoad"/><draw:image xlink:href="./ObjectReplacements/Object 4" xlink:type="simple" xlink:show="embed" xlink:actuate="onLoad"/><svg:desc>公式</svg:desc></draw:frame><text:s text:c="47"/>(<text:span text:style-name="T6">1</text:span>)</text:p>
      <text:p text:style-name="P7">…</text:p>
      <text:p text:style-name="P7"><draw:frame draw:style-name="fr1" draw:name="对象11" text:anchor-type="as-char" svg:y="-0.377cm" svg:width="10.594cm" svg:height="0.542cm" draw:z-index="4"><draw:object xlink:href="./Object 5" xlink:type="simple" xlink:show="embed" xlink:actuate="onLoad"/><draw:image xlink:href="./ObjectReplacements/Object 5" xlink:type="simple" xlink:show="embed" xlink:actuate="onLoad"/><svg:desc>公式</svg:desc></draw:frame></text:p>
      <text:p text:style-name="P1"/>
      <text:p text:style-name="P6"><text:span text:style-name="T7">where</text:span><text:span text:style-name="T7"><draw:frame draw:style-name="fr1" draw:name="对象26" text:anchor-type="as-char" svg:y="-0.377cm" svg:width="0.326cm" svg:height="0.467cm" draw:z-index="5"><draw:object xlink:href="./Object 6" xlink:type="simple" xlink:show="embed" xlink:actuate="onLoad"/><draw:image xlink:href="./ObjectReplacements/Object 6" xlink:type="simple" xlink:show="embed" xlink:actuate="onLoad"/><svg:desc>公式</svg:desc></draw:frame></text:span><text:span text:style-name="T7">is the lane number,</text:span><text:span text:style-name="T7"><draw:frame draw:style-name="fr1" draw:name="对象1" text:anchor-type="as-char" svg:y="-0.377cm" svg:width="0.395cm" svg:height="0.467cm" draw:z-index="6"><draw:object xlink:href="./Object 7" xlink:type="simple" xlink:show="embed" xlink:actuate="onLoad"/><draw:image xlink:href="./ObjectReplacements/Object 7" xlink:type="simple" xlink:show="embed" xlink:actuate="onLoad"/><svg:desc>公式</svg:desc></draw:frame></text:span><text:span text:style-name="T8">is the segment number</text:span><text:span text:style-name="T7">.</text:span><text:span text:style-name="T7"><draw:frame draw:style-name="fr1" draw:name="对象27" text:anchor-type="as-char" svg:y="-0.377cm" svg:width="0.732cm" svg:height="0.531cm" draw:z-index="7"><draw:object xlink:href="./Object 8" xlink:type="simple" xlink:show="embed" xlink:actuate="onLoad"/><draw:image xlink:href="./ObjectReplacements/Object 8" xlink:type="simple" xlink:show="embed" xlink:actuate="onLoad"/><svg:desc>公式</svg:desc></draw:frame></text:span><text:span text:style-name="T7">is the </text:span><text:span text:style-name="T9">lane-</text:span><text:span text:style-name="T7">mean speed.</text:span><text:span text:style-name="T7"><draw:frame draw:style-name="fr1" draw:name="对象28" text:anchor-type="as-char" svg:y="-0.377cm" svg:width="0.893cm" svg:height="0.531cm" draw:z-index="8"><draw:object xlink:href="./Object 9" xlink:type="simple" xlink:show="embed" xlink:actuate="onLoad"/><draw:image xlink:href="./ObjectReplacements/Object 9" xlink:type="simple" xlink:show="embed" xlink:actuate="onLoad"/><svg:desc>公式</svg:desc></draw:frame></text:span><text:span text:style-name="T7">is the vector of exogenous variables that affect </text:span><text:span text:style-name="T8">the speed of Cell</text:span><text:span text:style-name="T4">i,j</text:span><text:span text:style-name="T7"> </text:span><text:span text:style-name="T8">except </text:span><text:span text:style-name="T10">for</text:span><text:span text:style-name="T8"> the</text:span><text:span text:style-name="T11"> average vehicles speed of next segment in the same lane</text:span><text:span text:style-name="T7">.</text:span><text:span text:style-name="T7"><draw:frame draw:style-name="fr1" draw:name="对象29" text:anchor-type="as-char" svg:y="-0.377cm" svg:width="0.84cm" svg:height="0.531cm" draw:z-index="9"><draw:object xlink:href="./Object 10" xlink:type="simple" xlink:show="embed" xlink:actuate="onLoad"/><draw:image xlink:href="./ObjectReplacements/Object 10" xlink:type="simple" xlink:show="embed" xlink:actuate="onLoad"/><svg:desc>公式</svg:desc></draw:frame></text:span><text:span text:style-name="T7">is the vector of endogenous variables </text:span><text:span text:style-name="T8">that varies as the dependent variable</text:span><text:span text:style-name="T8"><draw:frame draw:style-name="fr1" draw:name="对象3" text:anchor-type="as-char" svg:y="-0.377cm" svg:width="0.732cm" svg:height="0.531cm" draw:z-index="10"><draw:object xlink:href="./Object 11" xlink:type="simple" xlink:show="embed" xlink:actuate="onLoad"/><draw:image xlink:href="./ObjectReplacements/Object 11" xlink:type="simple" xlink:show="embed" xlink:actuate="onLoad"/><svg:desc>公式</svg:desc></draw:frame></text:span><text:span text:style-name="T8">varies </text:span><text:span text:style-name="T12">except </text:span><text:span text:style-name="T10">for</text:span><text:span text:style-name="T12"> the mean speeds of adjacent lanes</text:span><text:span text:style-name="T11">.</text:span><text:span text:style-name="T11"><draw:frame draw:style-name="fr1" draw:name="对象2" text:anchor-type="as-char" svg:y="-0.377cm" svg:width="0.746cm" svg:height="0.531cm" draw:z-index="11"><draw:object xlink:href="./Object 12" xlink:type="simple" xlink:show="embed" xlink:actuate="onLoad"/><draw:image xlink:href="./ObjectReplacements/Object 12" xlink:type="simple" xlink:show="embed" xlink:actuate="onLoad"/><svg:desc>公式</svg:desc></draw:frame></text:span><text:span text:style-name="T8">is the </text:span><text:span text:style-name="T7">mean speed in the </text:span><text:span text:style-name="T8">crucial </text:span><text:span text:style-name="T7">lane adjacent to lane</text:span><text:span text:style-name="T7"><draw:frame draw:style-name="fr1" draw:name="对象30" text:anchor-type="as-char" svg:y="-0.377cm" svg:width="0.326cm" svg:height="0.467cm" draw:z-index="12"><draw:object xlink:href="./Object 13" xlink:type="simple" xlink:show="embed" xlink:actuate="onLoad"/><draw:image xlink:href="./ObjectReplacements/Object 13" xlink:type="simple" xlink:show="embed" xlink:actuate="onLoad"/><svg:desc>公式</svg:desc></draw:frame></text:span><text:span text:style-name="T8">in the same segment</text:span><text:span text:style-name="T7">.</text:span><text:span text:style-name="T7"><draw:frame draw:style-name="fr1" draw:name="对象32" text:anchor-type="as-char" svg:y="-0.377cm" svg:width="3.942cm" svg:height="0.531cm" draw:z-index="13"><draw:object xlink:href="./Object 14" xlink:type="simple" xlink:show="embed" xlink:actuate="onLoad"/><draw:image xlink:href="./ObjectReplacements/Object 14" xlink:type="simple" xlink:show="embed" xlink:actuate="onLoad"/><svg:desc>公式</svg:desc></draw:frame></text:span><text:span text:style-name="T7">are estimable coefficients. </text:span><text:span text:style-name="T7"><draw:frame draw:style-name="fr1" draw:name="对象33" text:anchor-type="as-char" svg:y="-0.217cm" svg:width="0.512cm" svg:height="0.37cm" draw:z-index="14"><draw:object xlink:href="./Object 15" xlink:type="simple" xlink:show="embed" xlink:actuate="onLoad"/><draw:image xlink:href="./ObjectReplacements/Object 15" xlink:type="simple" xlink:show="embed" xlink:actuate="onLoad"/><svg:desc>公式</svg:desc></draw:frame></text:span><text:span text:style-name="T7">is disturbance term.</text:span></text:p>
      <text:p text:style-name="P6"><text:span text:style-name="T13"><text:tab/>The crucial lane adjacent to lane</text:span><text:span text:style-name="T13"><draw:frame draw:style-name="fr1" draw:name="对象4" text:anchor-type="as-char" svg:y="-0.377cm" svg:width="0.326cm" svg:height="0.467cm" draw:z-index="15"><draw:object xlink:href="./Object 16" xlink:type="simple" xlink:show="embed" xlink:actuate="onLoad"/><draw:image xlink:href="./ObjectReplacements/Object 16" xlink:type="simple" xlink:show="embed" xlink:actuate="onLoad"/><svg:desc>公式</svg:desc></draw:frame></text:span><text:span text:style-name="T13">, is defined as the lane that has a slower average speed (i.e. more congested) between the two lanes adjacent to lane</text:span><text:span text:style-name="T13"><draw:frame draw:style-name="fr1" draw:name="对象5" text:anchor-type="as-char" svg:y="-0.377cm" svg:width="0.326cm" svg:height="0.467cm" draw:z-index="16"><draw:object xlink:href="./Object 17" xlink:type="simple" xlink:show="embed" xlink:actuate="onLoad"/><draw:image xlink:href="./ObjectReplacements/Object 17" xlink:type="simple" xlink:show="embed" xlink:actuate="onLoad"/><svg:desc>公式</svg:desc></draw:frame></text:span><text:span text:style-name="T13">. And</text:span><text:span text:style-name="T13"><draw:frame draw:style-name="fr1" draw:name="对象6" text:anchor-type="as-char" svg:y="-0.377cm" svg:width="0.746cm" svg:height="0.531cm" draw:z-index="17"><draw:object xlink:href="./Object 18" xlink:type="simple" xlink:show="embed" xlink:actuate="onLoad"/><draw:image xlink:href="./ObjectReplacements/Object 18" xlink:type="simple" xlink:show="embed" xlink:actuate="onLoad"/><svg:desc>公式</svg:desc></draw:frame></text:span><text:span text:style-name="T13">is the average vehicles speed in this lane,</text:span></text:p>
      <text:p text:style-name="P2"/>
      <text:p text:style-name="P8"><text:span text:style-name="T13"><text:s text:c="4"/></text:span><text:span text:style-name="T13"><draw:frame draw:style-name="fr1" draw:name="对象7" text:anchor-type="as-char" svg:y="-1.266cm" svg:width="6.655cm" svg:height="2.445cm" draw:z-index="18"><draw:object xlink:href="./Object 19" xlink:type="simple" xlink:show="embed" xlink:actuate="onLoad"/><draw:image xlink:href="./ObjectReplacements/Object 19" xlink:type="simple" xlink:show="embed" xlink:actuate="onLoad"/><svg:desc>公式</svg:desc></draw:frame></text:span><text:span text:style-name="T13"><text:s text:c="59"/></text:span><text:span text:style-name="T14">(2)</text:span></text:p>
      <text:p text:style-name="P2"><text:s text:c="2"/></text:p>
      <text:p text:style-name="P2"><text:tab/>In order to obtain unbiased and consistent results in estimating equations (1) which contain endogenous independent variables, 3SLS is appropriate. </text:p>
      <text:p text:style-name="P2"/>
      <text:p text:style-name="P4"><text:span text:style-name="T17">4</text:span>. Empirical Studies</text:p>
      <text:p text:style-name="P3"/>
      <text:p text:style-name="P3"><text:s/><text:tab/><text:span text:style-name="T17">W</text:span>e will analyze and assess the improved structural equations system by four scenarios with empirical traffic data:</text:p>
      <text:list xml:id="list3715324121" text:style-name="L1">
        <text:list-item>
          <text:p text:style-name="P24"><text:span text:style-name="Default_20_Paragraph_20_Font"><text:span text:style-name="T18">The first scenario is to illustrate the improvement and superiority of the presented structural equations system by comparing its predicting accuracy with the approach proposed in Shankar and Mannering (1998).</text:span></text:span></text:p>
        </text:list-item>
        <text:list-item>
          <text:p text:style-name="P26">The second scenario is to compare the predicting accuracy of mean speeds of different lanes that belong to same segments in order to analyze if it is reasonable to design a crucial adjacent lane for the lanes caught in the middle and also to assess the model’s results in different lanes.</text:p>
        </text:list-item>
        <text:list-item>
          <text:p text:style-name="P25"><text:span text:style-name="Default_20_Paragraph_20_Font"><text:span text:style-name="T18">The third scenario is to reveal in what transverse condition (number of lanes) can the system receive the best forecasting result, while the longitudinal condition (length of segment) is controlled for.</text:span></text:span></text:p>
        </text:list-item>
        <text:list-item>
          <text:p text:style-name="P27">The fourth scenario is the reverse of the third scenario: <text:s/>in what longitudinal condition can the system perform best with the transverse condition being controlled for.</text:p>
        </text:list-item>
      </text:list>
      <text:p text:style-name="P28"/>
      <text:p text:style-name="P29"><text:soft-page-break/>Re<text:span text:style-name="T28">ferences</text:span></text:p>
      <text:p text:style-name="P28"/>
      <text:p text:style-name="P23">Cheng, W., Gill, G. S., Sakrani, T., Ralls, D., &amp; Jia, X. (2018). Modeling the endogeneity of lane-mean speeds and lane-speed deviations using a Bayesian structural equations approach with spatial correlation. <text:span text:style-name="T32">Transportation Research Part A: Policy and Practice</text:span>, <text:span text:style-name="T32">116</text:span>(March), 220–231.</text:p>
      <text:p text:style-name="P23">Lighthill, M. J., &amp; Whitham, G. B. (1955). On Kinematic Waves. II. A Theory of Traffic Flow on Long Crowded Roads. <text:span text:style-name="T32">Proceedings of the Royal Society A: Mathematical, Physical and Engineering Sciences</text:span>. </text:p>
      <text:p text:style-name="P23">Shankar, V., &amp; Mannering, F. (1998). Modeling the endogeneity of lane-mean speeds and lane-speed deviations: A structural equations approach. <text:span text:style-name="T32">Transportation Research Part A: Policy and Practice</text:span>. </text:p>
      <text:p text:style-name="P22"><text:span text:style-name="T29">Washington S. P., Karlaftis M. G., </text:span><text:span text:style-name="T30">&amp; </text:span><text:span text:style-name="T29">Mannering F. </text:span><text:span text:style-name="T30">(2010).</text:span><text:span text:style-name="T29"> Statistical and econometric methods for transportation data analysis. Chapman <text:tab/>and Hall/CRC, </text:span><text:span text:style-name="T31">145-16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Palatino Linotype" svg:font-family="'Palatino Linotyp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Line_20_Arrow_20_2" draw:display-name="Line Arrow 2"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19-02-14T20:30:53.575000000</dc:date>
    <meta:editing-duration>PT12M2S</meta:editing-duration>
    <meta:editing-cycles>3</meta:editing-cycles>
    <meta:document-statistic meta:table-count="1" meta:image-count="0" meta:object-count="19" meta:page-count="4" meta:paragraph-count="51" meta:word-count="1209" meta:character-count="7919" meta:non-whitespace-character-count="6634"/>
  </office:meta>
</office:document-meta>
</file>

<file path=Object 1/content.xml><?xml version="1.0" encoding="utf-8"?>
<math xmlns="http://www.w3.org/1998/Math/MathML" display="block">
  <semantics>
    <mi>j</mi>
    <annotation encoding="StarMath 5.0">j</annotation>
  </semantics>
</math>
</file>

<file path=Object 10/content.xml><?xml version="1.0" encoding="utf-8"?>
<math xmlns="http://www.w3.org/1998/Math/MathML" display="block">
  <semantics>
    <mstyle mathvariant="bold">
      <msub>
        <mi>Z</mi>
        <mrow>
          <mi>i</mi>
          <mi>,</mi>
          <mi>j</mi>
        </mrow>
      </msub>
    </mstyle>
    <annotation encoding="StarMath 5.0">bold Z _{i,j }</annotation>
  </semantics>
</math>
</file>

<file path=Object 11/content.xml><?xml version="1.0" encoding="utf-8"?>
<math xmlns="http://www.w3.org/1998/Math/MathML" display="block">
  <semantics>
    <msub>
      <mi>u</mi>
      <mrow>
        <mi>i</mi>
        <mi>,</mi>
        <mi>j</mi>
      </mrow>
    </msub>
    <annotation encoding="StarMath 5.0">u _{i ,j}</annotation>
  </semantics>
</math>
</file>

<file path=Object 12/content.xml><?xml version="1.0" encoding="utf-8"?>
<math xmlns="http://www.w3.org/1998/Math/MathML" display="block">
  <semantics>
    <msub>
      <mi>v</mi>
      <mrow>
        <mi>i</mi>
        <mi>,</mi>
        <mi>j</mi>
      </mrow>
    </msub>
    <annotation encoding="StarMath 5.0">v _{i ,j}</annotation>
  </semantics>
</math>
</file>

<file path=Object 13/content.xml><?xml version="1.0" encoding="utf-8"?>
<math xmlns="http://www.w3.org/1998/Math/MathML" display="block">
  <semantics>
    <mi>i</mi>
    <annotation encoding="StarMath 5.0">i</annotation>
  </semantics>
</math>
</file>

<file path=Object 14/content.xml><?xml version="1.0" encoding="utf-8"?>
<math xmlns="http://www.w3.org/1998/Math/MathML" display="block">
  <semantics>
    <mrow>
      <msub>
        <mi>α</mi>
        <mrow>
          <mi>i</mi>
          <mi>,</mi>
          <mi>j</mi>
        </mrow>
      </msub>
      <mi>,</mi>
      <mstyle mathvariant="bold">
        <msub>
          <mi>β</mi>
          <mrow>
            <mi>i</mi>
            <mi>,</mi>
            <mi>j</mi>
          </mrow>
        </msub>
      </mstyle>
      <mi>,</mi>
      <mstyle mathvariant="bold">
        <msub>
          <mi>λ</mi>
          <mrow>
            <mi>i</mi>
            <mi>,</mi>
            <mi>j</mi>
          </mrow>
        </msub>
      </mstyle>
      <mi>,</mi>
      <msub>
        <mi>θ</mi>
        <mrow>
          <mi>i</mi>
          <mi>,</mi>
          <mi>j</mi>
        </mrow>
      </msub>
      <mi>,</mi>
      <msub>
        <mi>η</mi>
        <mrow>
          <mi>i</mi>
          <mi>,</mi>
          <mi>j</mi>
        </mrow>
      </msub>
    </mrow>
    <annotation encoding="StarMath 5.0">%alpha_{i,j}, bold %beta_{ i,j },bold %lambda_{ i,j }, %itheta_{i,j}, %ieta_{ i,j} </annotation>
  </semantics>
</math>
</file>

<file path=Object 15/content.xml><?xml version="1.0" encoding="utf-8"?>
<math xmlns="http://www.w3.org/1998/Math/MathML" display="block">
  <semantics>
    <msub>
      <mi>ε</mi>
      <mi>i</mi>
    </msub>
    <annotation encoding="StarMath 5.0">%ivarepsilon_{ i }</annotation>
  </semantics>
</math>
</file>

<file path=Object 16/content.xml><?xml version="1.0" encoding="utf-8"?>
<math xmlns="http://www.w3.org/1998/Math/MathML" display="block">
  <semantics>
    <mi>i</mi>
    <annotation encoding="StarMath 5.0">i</annotation>
  </semantics>
</math>
</file>

<file path=Object 17/content.xml><?xml version="1.0" encoding="utf-8"?>
<math xmlns="http://www.w3.org/1998/Math/MathML" display="block">
  <semantics>
    <mi>i</mi>
    <annotation encoding="StarMath 5.0">i</annotation>
  </semantics>
</math>
</file>

<file path=Object 18/content.xml><?xml version="1.0" encoding="utf-8"?>
<math xmlns="http://www.w3.org/1998/Math/MathML" display="block">
  <semantics>
    <msub>
      <mi>v</mi>
      <mrow>
        <mi>i</mi>
        <mi>,</mi>
        <mi>j</mi>
      </mrow>
    </msub>
    <annotation encoding="StarMath 5.0">v _{i ,j}</annotation>
  </semantics>
</math>
</file>

<file path=Object 19/content.xml><?xml version="1.0" encoding="utf-8"?>
<math xmlns="http://www.w3.org/1998/Math/MathML" display="block">
  <semantics>
    <mrow>
      <msub>
        <mi>v</mi>
        <mrow>
          <mi>i</mi>
          <mi>,</mi>
          <mi>j</mi>
        </mrow>
      </msub>
      <mo stretchy="false">=</mo>
      <mrow>
        <mo fence="true" stretchy="true">{</mo>
        <mrow>
          <mtable>
            <mtr>
              <mtd>
                <mrow>
                  <mi mathvariant="italic">min</mi>
                  <mrow>
                    <mo fence="true" stretchy="true">{</mo>
                    <mrow>
                      <mrow>
                        <msub>
                          <mi>u</mi>
                          <mrow>
                            <mrow>
                              <mi>i</mi>
                              <mo stretchy="false">−</mo>
                              <mn>1</mn>
                            </mrow>
                            <mi>,</mi>
                            <mi>j</mi>
                          </mrow>
                        </msub>
                        <mi>,</mi>
                        <msub>
                          <mi>u</mi>
                          <mrow>
                            <mrow>
                              <mi>i</mi>
                              <mo stretchy="false">+</mo>
                              <mn>1</mn>
                            </mrow>
                            <mi>,</mi>
                            <mi>j</mi>
                          </mrow>
                        </msub>
                      </mrow>
                    </mrow>
                    <mo fence="true" stretchy="true">}</mo>
                  </mrow>
                  <mi>,</mi>
                  <mi mathvariant="italic">if</mi>
                  <mrow>
                    <mi>i</mi>
                    <mo stretchy="false">≠</mo>
                    <mrow>
                      <mn>1</mn>
                      <mo stretchy="false">∧</mo>
                      <mi>i</mi>
                    </mrow>
                    <mo stretchy="false">≠</mo>
                    <mi>m</mi>
                  </mrow>
                </mrow>
              </mtd>
            </mtr>
            <mtr>
              <mtd>
                <mrow>
                  <msub>
                    <mi>u</mi>
                    <mrow>
                      <mn>2</mn>
                      <mi>,</mi>
                      <mi>j</mi>
                    </mrow>
                  </msub>
                  <mi>,</mi>
                  <mi mathvariant="italic">if</mi>
                  <mrow>
                    <mi>i</mi>
                    <mo stretchy="false">=</mo>
                    <mn>1</mn>
                  </mrow>
                </mrow>
              </mtd>
            </mtr>
            <mtr>
              <mtd>
                <mrow>
                  <msub>
                    <mi>u</mi>
                    <mrow>
                      <mrow>
                        <mi>m</mi>
                        <mo stretchy="false">−</mo>
                        <mn>1</mn>
                      </mrow>
                      <mi>,</mi>
                      <mi>j</mi>
                    </mrow>
                  </msub>
                  <mi>,</mi>
                  <mi mathvariant="italic">if</mi>
                  <mrow>
                    <mi>i</mi>
                    <mo stretchy="false">=</mo>
                    <mi>m</mi>
                  </mrow>
                </mrow>
              </mtd>
            </mtr>
          </mtable>
        </mrow>
      </mrow>
    </mrow>
    <annotation encoding="StarMath 5.0">v_{ i,j } = left lbrace stack{min left lbrace u_{i-1,j},u_{i+1,j} right rbrace,if i &lt;&gt; 1 and i&lt;&gt; m   # u_{2,j},if i = 1 # u_{m-1,j},if i = m} right none</annotation>
  </semantics>
</math>
</file>

<file path=Object 2/content.xml><?xml version="1.0" encoding="utf-8"?>
<math xmlns="http://www.w3.org/1998/Math/MathML" display="block">
  <semantics>
    <mrow>
      <mrow/>
      <mrow>
        <msub>
          <mi>u</mi>
          <mrow>
            <mn>1</mn>
            <mi>,</mi>
            <mi>j</mi>
          </mrow>
        </msub>
        <mo stretchy="false">=</mo>
        <mrow>
          <mrow>
            <mrow>
              <msub>
                <mi>α</mi>
                <mrow>
                  <mn>1</mn>
                  <mi>,</mi>
                  <mi>j</mi>
                </mrow>
              </msub>
              <mo stretchy="false">+</mo>
              <mstyle mathvariant="bold">
                <msub>
                  <mi>β</mi>
                  <mrow>
                    <mn>1</mn>
                    <mi>,</mi>
                    <mi>j</mi>
                  </mrow>
                </msub>
              </mstyle>
            </mrow>
            <mo stretchy="false">⋅</mo>
            <mstyle mathvariant="bold">
              <msub>
                <mi>X</mi>
                <mrow>
                  <mn>1</mn>
                  <mi>,</mi>
                  <mi>j</mi>
                </mrow>
              </msub>
            </mstyle>
          </mrow>
          <mo stretchy="false">+</mo>
          <mrow>
            <mstyle mathvariant="bold">
              <msub>
                <mi>λ</mi>
                <mrow>
                  <mn>1</mn>
                  <mi>,</mi>
                  <mi>j</mi>
                </mrow>
              </msub>
            </mstyle>
            <mo stretchy="false">⋅</mo>
            <mstyle mathvariant="bold">
              <msub>
                <mi>Z</mi>
                <mrow>
                  <mn>1</mn>
                  <mi>,</mi>
                  <mi>j</mi>
                </mrow>
              </msub>
            </mstyle>
          </mrow>
          <mo stretchy="false">+</mo>
          <mrow>
            <msub>
              <mi>θ</mi>
              <mrow>
                <mn>1</mn>
                <mi>,</mi>
                <mi>j</mi>
              </mrow>
            </msub>
            <mo stretchy="false">⋅</mo>
            <msub>
              <mi>v</mi>
              <mrow>
                <mn>1</mn>
                <mi>,</mi>
                <mi>j</mi>
              </mrow>
            </msub>
          </mrow>
          <mo stretchy="false">+</mo>
          <mrow>
            <msub>
              <mi>η</mi>
              <mrow>
                <mn>1</mn>
                <mi>,</mi>
                <mi>j</mi>
              </mrow>
            </msub>
            <mo stretchy="false">⋅</mo>
            <msub>
              <mi>u</mi>
              <mrow>
                <mn>1</mn>
                <mi>,</mi>
                <mrow>
                  <mi>j</mi>
                  <mo stretchy="false">+</mo>
                  <mn>1</mn>
                </mrow>
              </mrow>
            </msub>
          </mrow>
          <mo stretchy="false">+</mo>
          <msub>
            <mi>ε</mi>
            <mrow>
              <mn>1</mn>
              <mi>,</mi>
              <mi>j</mi>
            </mrow>
          </msub>
        </mrow>
      </mrow>
    </mrow>
    <annotation encoding="StarMath 5.0"> {} u_{1,j} =  {  %alpha _{1,j} + bold %ibeta _{1,j}}  cdot bold X _{1,j}  + bold %ilambda _{1,j} cdot bold Z _{1,j}   + %itheta_{1,j} cdot v_{1,j} + %ieta_{1,j} cdot u_{1,j+1} +  %ivarepsilon _{1,j}  </annotation>
  </semantics>
</math>
</file>

<file path=Object 3/content.xml><?xml version="1.0" encoding="utf-8"?>
<math xmlns="http://www.w3.org/1998/Math/MathML" display="block">
  <semantics>
    <mrow>
      <mrow/>
      <mrow>
        <msub>
          <mi>u</mi>
          <mrow>
            <mn>2</mn>
            <mi>,</mi>
            <mi>j</mi>
          </mrow>
        </msub>
        <mo stretchy="false">=</mo>
        <mrow>
          <mrow>
            <mrow>
              <msub>
                <mi>α</mi>
                <mrow>
                  <mn>2</mn>
                  <mi>,</mi>
                  <mi>j</mi>
                </mrow>
              </msub>
              <mo stretchy="false">+</mo>
              <mstyle mathvariant="bold">
                <msub>
                  <mi>β</mi>
                  <mrow>
                    <mn>2</mn>
                    <mi>,</mi>
                    <mi>j</mi>
                  </mrow>
                </msub>
              </mstyle>
            </mrow>
            <mo stretchy="false">⋅</mo>
            <mstyle mathvariant="bold">
              <msub>
                <mi>X</mi>
                <mrow>
                  <mn>2</mn>
                  <mi>,</mi>
                  <mi>j</mi>
                </mrow>
              </msub>
            </mstyle>
          </mrow>
          <mo stretchy="false">+</mo>
          <mrow>
            <mstyle mathvariant="bold">
              <msub>
                <mi>λ</mi>
                <mrow>
                  <mn>2</mn>
                  <mi>,</mi>
                  <mi>j</mi>
                </mrow>
              </msub>
            </mstyle>
            <mo stretchy="false">⋅</mo>
            <mstyle mathvariant="bold">
              <msub>
                <mi>Z</mi>
                <mrow>
                  <mn>2</mn>
                  <mi>,</mi>
                  <mi>j</mi>
                </mrow>
              </msub>
            </mstyle>
          </mrow>
          <mo stretchy="false">+</mo>
          <mrow>
            <msub>
              <mi>θ</mi>
              <mrow>
                <mn>2</mn>
                <mi>,</mi>
                <mi>j</mi>
              </mrow>
            </msub>
            <mo stretchy="false">⋅</mo>
            <msub>
              <mi>v</mi>
              <mrow>
                <mn>2</mn>
                <mi>,</mi>
                <mi>j</mi>
              </mrow>
            </msub>
          </mrow>
          <mo stretchy="false">+</mo>
          <mrow>
            <msub>
              <mi>η</mi>
              <mrow>
                <mn>2</mn>
                <mi>,</mi>
                <mi>j</mi>
              </mrow>
            </msub>
            <mo stretchy="false">⋅</mo>
            <msub>
              <mi>u</mi>
              <mrow>
                <mn>2</mn>
                <mi>,</mi>
                <mrow>
                  <mi>j</mi>
                  <mo stretchy="false">+</mo>
                  <mn>1</mn>
                </mrow>
              </mrow>
            </msub>
          </mrow>
          <mo stretchy="false">+</mo>
          <msub>
            <mi>ε</mi>
            <mrow>
              <mn>2</mn>
              <mi>,</mi>
              <mi>j</mi>
            </mrow>
          </msub>
        </mrow>
      </mrow>
    </mrow>
    <annotation encoding="StarMath 5.0"> {} u_{2,j} =  {  %alpha _{2,j} + bold %ibeta _{2,j}}  cdot bold X _{2,j}  + bold %ilambda _{2,j} cdot bold Z _{2,j}   + %itheta_{2,j} cdot v_{2,j} + %ieta_{2,j} cdot u_{2,j+1} +  %ivarepsilon _{2,j}  </annotation>
  </semantics>
</math>
</file>

<file path=Object 4/content.xml><?xml version="1.0" encoding="utf-8"?>
<math xmlns="http://www.w3.org/1998/Math/MathML" display="block">
  <semantics>
    <mrow>
      <mrow/>
      <mrow>
        <msub>
          <mi>u</mi>
          <mrow>
            <mi>i</mi>
            <mi>,</mi>
            <mi>j</mi>
          </mrow>
        </msub>
        <mo stretchy="false">=</mo>
        <mrow>
          <mrow>
            <mrow>
              <msub>
                <mi>α</mi>
                <mrow>
                  <mi>i</mi>
                  <mi>,</mi>
                  <mi>j</mi>
                </mrow>
              </msub>
              <mo stretchy="false">+</mo>
              <mstyle mathvariant="bold">
                <msub>
                  <mi>β</mi>
                  <mrow>
                    <mi>i</mi>
                    <mi>,</mi>
                    <mi>j</mi>
                  </mrow>
                </msub>
              </mstyle>
            </mrow>
            <mo stretchy="false">⋅</mo>
            <mstyle mathvariant="bold">
              <msub>
                <mi>X</mi>
                <mrow>
                  <mi>i</mi>
                  <mi>,</mi>
                  <mi>j</mi>
                </mrow>
              </msub>
            </mstyle>
          </mrow>
          <mo stretchy="false">+</mo>
          <mrow>
            <mstyle mathvariant="bold">
              <msub>
                <mi>λ</mi>
                <mrow>
                  <mi>i</mi>
                  <mi>,</mi>
                  <mi>j</mi>
                </mrow>
              </msub>
            </mstyle>
            <mo stretchy="false">⋅</mo>
            <mstyle mathvariant="bold">
              <msub>
                <mi>Z</mi>
                <mrow>
                  <mi>i</mi>
                  <mi>,</mi>
                  <mi>j</mi>
                </mrow>
              </msub>
            </mstyle>
          </mrow>
          <mo stretchy="false">+</mo>
          <mrow>
            <msub>
              <mi>θ</mi>
              <mrow>
                <mi>i</mi>
                <mi>,</mi>
                <mi>j</mi>
              </mrow>
            </msub>
            <mo stretchy="false">⋅</mo>
            <msub>
              <mi>v</mi>
              <mrow>
                <mi>i</mi>
                <mi>,</mi>
                <mi>j</mi>
              </mrow>
            </msub>
          </mrow>
          <mo stretchy="false">+</mo>
          <mrow>
            <msub>
              <mi>η</mi>
              <mrow>
                <mi>i</mi>
                <mi>,</mi>
                <mi>j</mi>
              </mrow>
            </msub>
            <mo stretchy="false">⋅</mo>
            <msub>
              <mi>u</mi>
              <mrow>
                <mi>i</mi>
                <mi>,</mi>
                <mrow>
                  <mi>j</mi>
                  <mo stretchy="false">+</mo>
                  <mn>1</mn>
                </mrow>
              </mrow>
            </msub>
          </mrow>
          <mo stretchy="false">+</mo>
          <msub>
            <mi>ε</mi>
            <mrow>
              <mi>i</mi>
              <mi>,</mi>
              <mi>j</mi>
            </mrow>
          </msub>
        </mrow>
      </mrow>
    </mrow>
    <annotation encoding="StarMath 5.0"> {} u_{i,j} =  {  %alpha _{i,j} + bold %ibeta _{i,j}}  cdot bold X _{i,j}  + bold %ilambda _{i,j} cdot bold Z _{i,j}   + %itheta_{i,j} cdot v_{i,j} + %ieta_{i,j} cdot u_{i,j+1} +  %ivarepsilon _{i,j}  </annotation>
  </semantics>
</math>
</file>

<file path=Object 5/content.xml><?xml version="1.0" encoding="utf-8"?>
<math xmlns="http://www.w3.org/1998/Math/MathML" display="block">
  <semantics>
    <mrow>
      <mrow/>
      <mrow>
        <msub>
          <mi>u</mi>
          <mrow>
            <mi>m</mi>
            <mi>,</mi>
            <mi>j</mi>
          </mrow>
        </msub>
        <mo stretchy="false">=</mo>
        <mrow>
          <mrow>
            <mrow>
              <msub>
                <mi>α</mi>
                <mrow>
                  <mi>m</mi>
                  <mi>,</mi>
                  <mi>j</mi>
                </mrow>
              </msub>
              <mo stretchy="false">+</mo>
              <mstyle mathvariant="bold">
                <msub>
                  <mi>β</mi>
                  <mrow>
                    <mi>m</mi>
                    <mi>,</mi>
                    <mi>j</mi>
                  </mrow>
                </msub>
              </mstyle>
            </mrow>
            <mo stretchy="false">⋅</mo>
            <mstyle mathvariant="bold">
              <msub>
                <mi>X</mi>
                <mrow>
                  <mi>m</mi>
                  <mi>,</mi>
                  <mi>j</mi>
                </mrow>
              </msub>
            </mstyle>
          </mrow>
          <mo stretchy="false">+</mo>
          <mrow>
            <mstyle mathvariant="bold">
              <msub>
                <mi>λ</mi>
                <mrow>
                  <mi>m</mi>
                  <mi>,</mi>
                  <mi>j</mi>
                </mrow>
              </msub>
            </mstyle>
            <mo stretchy="false">⋅</mo>
            <mstyle mathvariant="bold">
              <msub>
                <mi>Z</mi>
                <mrow>
                  <mi>m</mi>
                  <mi>,</mi>
                  <mi>j</mi>
                </mrow>
              </msub>
            </mstyle>
          </mrow>
          <mo stretchy="false">+</mo>
          <mrow>
            <msub>
              <mi>θ</mi>
              <mrow>
                <mi>m</mi>
                <mi>,</mi>
                <mi>j</mi>
              </mrow>
            </msub>
            <mo stretchy="false">⋅</mo>
            <msub>
              <mi>v</mi>
              <mrow>
                <mi>m</mi>
                <mi>,</mi>
                <mi>j</mi>
              </mrow>
            </msub>
          </mrow>
          <mo stretchy="false">+</mo>
          <mrow>
            <msub>
              <mi>η</mi>
              <mrow>
                <mi>m</mi>
                <mi>,</mi>
                <mi>j</mi>
              </mrow>
            </msub>
            <mo stretchy="false">⋅</mo>
            <msub>
              <mi>u</mi>
              <mrow>
                <mi>m</mi>
                <mi>,</mi>
                <mrow>
                  <mi>j</mi>
                  <mo stretchy="false">+</mo>
                  <mn>1</mn>
                </mrow>
              </mrow>
            </msub>
          </mrow>
          <mo stretchy="false">+</mo>
          <msub>
            <mi>ε</mi>
            <mrow>
              <mi>m</mi>
              <mi>,</mi>
              <mi>j</mi>
            </mrow>
          </msub>
        </mrow>
      </mrow>
    </mrow>
    <annotation encoding="StarMath 5.0"> {} u_{m,j} =  {  %alpha _{m,j} + bold %ibeta _{m,j}}  cdot bold X _{m,j}  + bold %ilambda _{m,j} cdot bold Z _{m,j}   + %itheta_{m,j} cdot v_{m,j} + %ieta_{m,j} cdot u_{m,j+1} +  %ivarepsilon _{m,j}  </annotation>
  </semantics>
</math>
</file>

<file path=Object 6/content.xml><?xml version="1.0" encoding="utf-8"?>
<math xmlns="http://www.w3.org/1998/Math/MathML" display="block">
  <semantics>
    <mi>i</mi>
    <annotation encoding="StarMath 5.0">i</annotation>
  </semantics>
</math>
</file>

<file path=Object 7/content.xml><?xml version="1.0" encoding="utf-8"?>
<math xmlns="http://www.w3.org/1998/Math/MathML" display="block">
  <semantics>
    <mi>j</mi>
    <annotation encoding="StarMath 5.0">j</annotation>
  </semantics>
</math>
</file>

<file path=Object 8/content.xml><?xml version="1.0" encoding="utf-8"?>
<math xmlns="http://www.w3.org/1998/Math/MathML" display="block">
  <semantics>
    <msub>
      <mi>u</mi>
      <mrow>
        <mi>i</mi>
        <mi>,</mi>
        <mi>j</mi>
      </mrow>
    </msub>
    <annotation encoding="StarMath 5.0">u _{i ,j}</annotation>
  </semantics>
</math>
</file>

<file path=Object 9/content.xml><?xml version="1.0" encoding="utf-8"?>
<math xmlns="http://www.w3.org/1998/Math/MathML" display="block">
  <semantics>
    <mstyle mathvariant="bold">
      <msub>
        <mi>X</mi>
        <mrow>
          <mi>i</mi>
          <mi>,</mi>
          <mi>j</mi>
        </mrow>
      </msub>
    </mstyle>
    <annotation encoding="StarMath 5.0">bold X_{i,j }</annotation>
  </semantics>
</math>
</file>